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 Reflective Report</text:p>
      <text:p text:style-name="P1"/>
      <text:p text:style-name="P3"/>
      <text:p text:style-name="P2"/>
      <text:p text:style-name="P4">I felt that I had struggled quite a lot with this group project as it took quite a large endeavour to work with people of varying programming competency. I improved a bit on my java coding, but not by much as I had only worked on the database side of things.</text:p>
      <text:p text:style-name="P4"><text:tab/>I didn't gain a positive experience from this group project and I found it quite difficult to manage the work over a huge team. I do however; appreciate that I did get a chance to experience what it would be like to work on much bigger software engineering pro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0:40:39.61</meta:creation-date>
    <dc:date>2013-02-18T01:03:27.08</dc:date>
    <meta:editing-duration>PT2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3" meta:word-count="103" meta:character-count="551"/>
  </office:meta>
</office:document-meta>
</file>